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z_Ea_Font" svg:font-family="Az_Ea_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5cm"/>
    </style:style>
    <style:style style:name="co2" style:family="table-column">
      <style:table-column-properties fo:break-before="auto" style:column-width="4.052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1.0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8faadc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99ffff" style:diagonal-bl-tr="none" style:diagonal-tl-br="none" fo:border="0.035cm solid #000000" style:rotation-align="none"/>
      <style:text-properties fo:color="#292827" style:text-outline="false" style:text-line-through-style="none" style:font-name="Az_Ea_Font" fo:font-size="10pt" fo:font-style="normal" fo:text-shadow="none" style:text-underline-style="none" fo:font-weight="normal" style:font-size-asian="10pt" style:font-style-asian="normal" style:font-weight-asian="normal" style:font-name-complex="Az_Ea_Font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292827" style:text-outline="false" style:text-line-through-style="none" style:font-name="Az_Ea_Font" fo:font-size="10pt" fo:font-style="normal" fo:text-shadow="none" style:text-underline-style="none" fo:font-weight="normal" style:font-size-asian="10pt" style:font-style-asian="normal" style:font-weight-asian="normal" style:font-name-complex="Az_Ea_Font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292827" style:text-outline="false" style:text-line-through-style="none" style:font-name="Az_Ea_Font" fo:font-size="10pt" fo:font-style="normal" fo:text-shadow="none" style:text-underline-style="none" fo:font-weight="normal" style:font-size-asian="10pt" style:font-style-asian="normal" style:font-weight-asian="normal" style:font-name-complex="Az_Ea_Font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Policy name</text:p>
          </table:table-cell>
          <table:table-cell table:style-name="ce1" office:value-type="string">
            <text:p>Blueprint Na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ystem updates should be installed on your machines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Access through Internet facing endpoint should be restric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isk encryption should be applied on virtual machines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Advanced threat protection should be enabled on Azure Storage account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SH access from the Internet should be blocked</text:p>
          </table:table-cell>
          <table:table-cell table:style-name="ce4" office:value-type="string">
            <text:p>BP-PMG-ALL-JMSEC</text:p>
          </table:table-cell>
          <table:table-cell/>
          <table:table-cell table:style-name="ce6" office:value-type="string">
            <text:p>Allowed locations for resource group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nagement ports of virtual machines should be protected with just-in-time network access control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Allowed location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vanced threat protection should be enabled on Azure Storage accounts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Allowed storage account SK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cess through Internet facing endpoint should be restricted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An Azure Active Directory administrator should be provisioned for SQL serv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DP access from the Internet should be blocked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[Preview]: Authorized IP ranges should be defined on Kubernetes Servic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eb Application Firewall (WAF) should be enabled for Azure Front Door Service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Azure DDoS Protection Standard should be enab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eb Application Firewall (WAF) should be enabled for Application Gateway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Deploy - Configure Dependency agent to be enabled on Windows virtual machin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iagnostic logs in Key Vault should be enabled</text:p>
          </table:table-cell>
          <table:table-cell table:style-name="ce4" office:value-type="string">
            <text:p>BP-PMG-ALL-JMSEC</text:p>
          </table:table-cell>
          <table:table-cell/>
          <table:table-cell table:style-name="ce3" office:value-type="string">
            <text:p>Deploy Advanced Data Security on SQL serv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n Azure Active Directory administrator should be provisioned for SQL servers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Advanced Threat Protection on Storage Account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ploy Threat Detection on SQL servers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Auditing on SQL serv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nable Azure Security Center on your subscription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default Microsoft IaaSAntimalware extension for Windows Serv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Preview]: Authorized IP ranges should be defined on Kubernetes Services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Dependency agent for Linux virtual machin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ubnets should be associated with a Network Security Group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[Preview]: Deploy Log Analytics Agent for Linux VM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zure DDoS Protection Standard should be enabled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[Preview]: Deploy Log Analytics Agent for Windows VM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Advanced Threat Protection on Storage Accounts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network watcher when virtual networks are cre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FA should be enabled accounts with write permissions on your subscription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SQL DB transparent data encry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ransparent Data Encryption on SQL databases should be enabled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eploy Threat Detection on SQL server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ploy SQL DB transparent data encryption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iagnostic logs in Key Vault should be enab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FA should be enabled on accounts with owner permissions on your subscription</text:p>
          </table:table-cell>
          <table:table-cell table:style-name="ce4" office:value-type="string">
            <text:p>BP-PMG-ALL-JMSEC</text:p>
          </table:table-cell>
          <table:table-cell/>
          <table:table-cell table:style-name="ce2" office:value-type="string">
            <text:p>Disk encryption should be applied on virtual machin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Auditing on SQL servers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Enable Azure Security Center on your sub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Advanced Data Security on SQL servers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Enforce automatic OS upgrade with app health checks on VM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ire automatic OS image patching on Virtual Machine Scale Sets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Enforce encryption on Data Lake Store account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orage accounts should have infrastructure encryption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Management ports of virtual machines should be protected with just-in-time network access contro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cure transfer to storage accounts should be enabled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MFA should be enabled accounts with write permissions on your sub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orage Accounts should use a virtual network service endpoint</text:p>
          </table:table-cell>
          <table:table-cell table:style-name="ce4" office:value-type="string">
            <text:p>BP-PMG-AM-ITAR</text:p>
          </table:table-cell>
          <table:table-cell/>
          <table:table-cell table:style-name="ce2" office:value-type="string">
            <text:p>MFA should be enabled on accounts with owner permissions on your sub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ure transfer to storage accounts should be enabled</text:p>
          </table:table-cell>
          <table:table-cell table:style-name="ce4" office:value-type="string">
            <text:p>BP-PMG-EU-GDPR</text:p>
          </table:table-cell>
          <table:table-cell/>
          <table:table-cell table:style-name="ce2" office:value-type="string">
            <text:p>RDP access from the Internet should be block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orage accounts should have infrastructure encryption</text:p>
          </table:table-cell>
          <table:table-cell table:style-name="ce4" office:value-type="string">
            <text:p>BP-PMG-EU-GDPR</text:p>
          </table:table-cell>
          <table:table-cell/>
          <table:table-cell table:style-name="ce2" office:value-type="string">
            <text:p>Require automatic OS image patching on Virtual Machine Scale Set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Preview]: Deploy Log Analytics Agent for Linux VM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ecure transfer to storage accounts should be enab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Preview]: Deploy Log Analytics Agent for Windows VM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SH access from the Internet should be block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- Configure Dependency agent to be enabled on Windows virtual machine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torage accounts should have infrastructure encry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Dependency agent for Linux virtual machine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torage Accounts should use a virtual network service endpoin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lueprint initiative for ISO 27001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ubnets should be associated with a Network Security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owed location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System updates should be installed on your machin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owed locations for resource group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Transparent Data Encryption on SQL databases should be enab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owed storage account SKUs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Web Application Firewall (WAF) should be enabled for Application Gatewa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default Microsoft IaaSAntimalware extension for Windows Server</text:p>
          </table:table-cell>
          <table:table-cell table:style-name="ce4" office:value-type="string">
            <text:p>BP-RMG-ISO27001</text:p>
          </table:table-cell>
          <table:table-cell/>
          <table:table-cell table:style-name="ce2" office:value-type="string">
            <text:p>Web Application Firewall (WAF) should be enabled for Azure Front Door Servi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ploy network watcher when virtual networks are created</text:p>
          </table:table-cell>
          <table:table-cell table:style-name="ce4" office:value-type="string">
            <text:p>BP-RMG-ISO270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ploy SQL DB transparent data encryption</text:p>
          </table:table-cell>
          <table:table-cell table:style-name="ce4" office:value-type="string">
            <text:p>BP-RMG-ISO270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ploy Threat Detection on SQL servers</text:p>
          </table:table-cell>
          <table:table-cell table:style-name="ce4" office:value-type="string">
            <text:p>BP-RMG-ISO270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force automatic OS upgrade with app health checks on VMSS</text:p>
          </table:table-cell>
          <table:table-cell table:style-name="ce4" office:value-type="string">
            <text:p>BP-RMG-ISO270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force encryption on Data Lake Store accounts</text:p>
          </table:table-cell>
          <table:table-cell table:style-name="ce4" office:value-type="string">
            <text:p>BP-RMG-ISO2700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/>
            <text:p>HITRUST/HIPAA</text:p>
          </table:table-cell>
          <table:table-cell table:style-name="ce5" office:value-type="string">
            <text:p>BP-HMG-HIPAA </text:p>
          </table:table-cell>
          <table:table-cell table:number-columns-repeated="1022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string">
            <text:p>TS-POLICY-DEF-001</text:p>
          </table:table-cell>
          <table:table-cell table:number-columns-repeated="1023"/>
        </table:table-row>
        <table:table-row table:style-name="ro1">
          <table:table-cell office:value-type="string">
            <text:p>Converted 40 policies placed here (base)</text:p>
          </table:table-cell>
          <table:table-cell table:number-columns-repeated="1023"/>
        </table:table-row>
        <table:table-row table:style-name="ro1">
          <table:table-cell office:value-type="string">
            <text:p>Pick required policies and Create seperate Template spec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z_Ea_Font" svg:font-family="Az_Ea_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20/02/2024</text:date>, <text:time>12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0T12:18:00.76</dc:date>
    <dc:creator>chetan </dc:creator>
    <meta:document-statistic meta:table-count="1" meta:cell-count="131" meta:object-count="0"/>
    <meta:generator>OpenOffice/4.1.5$Win32 OpenOffice.org_project/415m1$Build-9789</meta:generator>
  </office:meta>
</office:document-meta>
</file>